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automatic-styles/>
  <office:body>
    <office:text>
      <text:p text:style-name="Title"><text:span text:style-name="T1">&lt;paraStyle&gt;</text:span><text:span text:style-name="T2"> Tag Demo</text:span></text:p>
      <text:p text:style-name="Custom"><text:span text:style-name="T3"> This is a paragraph in Times New Roman, size 16pt in red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